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9.7221560689" calcext:value-type="float">
            <text:p>99,72</text:p>
          </table:table-cell>
          <table:table-cell table:style-name="ce3" table:formula="of:=100 - SUM([.A2:.B2])" office:value-type="float" office:value="0.277843931099994" calcext:value-type="float">
            <text:p>0,28</text:p>
          </table:table-cell>
          <table:table-cell/>
          <table:table-cell table:style-name="ce4" table:formula="of:=[.E18]+[.H18]" office:value-type="float" office:value="12562" calcext:value-type="float">
            <text:p>12562</text:p>
          </table:table-cell>
          <table:table-cell table:formula="of:=12597-[.E2]" office:value-type="float" office:value="35" calcext:value-type="float">
            <text:p>35</text:p>
          </table:table-cell>
          <table:table-cell office:value-type="float" office:value="0.0127909183502" calcext:value-type="float">
            <text:p>0,0127909184</text:p>
          </table:table-cell>
          <table:table-cell office:value-type="float" office:value="22.1192951202" calcext:value-type="float">
            <text:p>22,1192951202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9.7618480591" calcext:value-type="float">
            <text:p>99,76</text:p>
          </table:table-cell>
          <table:table-cell table:style-name="ce3" table:formula="of:=100 - SUM([.A3:.B3])" office:value-type="float" office:value="0.238151940899996" calcext:value-type="float">
            <text:p>0,24</text:p>
          </table:table-cell>
          <table:table-cell/>
          <table:table-cell table:style-name="ce4" table:formula="of:=[.E19]+[.H19]" office:value-type="float" office:value="12567" calcext:value-type="float">
            <text:p>12567</text:p>
          </table:table-cell>
          <table:table-cell table:formula="of:=12597-[.E3]" office:value-type="float" office:value="30" calcext:value-type="float">
            <text:p>30</text:p>
          </table:table-cell>
          <table:table-cell office:value-type="float" office:value="0.0141770839691" calcext:value-type="float">
            <text:p>0,014177084</text:p>
          </table:table-cell>
          <table:table-cell office:value-type="float" office:value="21.9107811451" calcext:value-type="float">
            <text:p>21,9107811451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9.7221560689" calcext:value-type="float">
            <text:p>99,72</text:p>
          </table:table-cell>
          <table:table-cell table:style-name="ce3" table:formula="of:=100 - SUM([.A4:.B4])" office:value-type="float" office:value="0.277843931099994" calcext:value-type="float">
            <text:p>0,28</text:p>
          </table:table-cell>
          <table:table-cell/>
          <table:table-cell table:style-name="ce4" table:formula="of:=[.E20]+[.H20]" office:value-type="float" office:value="12562" calcext:value-type="float">
            <text:p>12562</text:p>
          </table:table-cell>
          <table:table-cell table:formula="of:=12597-[.E4]" office:value-type="float" office:value="35" calcext:value-type="float">
            <text:p>35</text:p>
          </table:table-cell>
          <table:table-cell office:value-type="float" office:value="0.0128960609436" calcext:value-type="float">
            <text:p>0,0128960609</text:p>
          </table:table-cell>
          <table:table-cell office:value-type="float" office:value="21.8670802116" calcext:value-type="float">
            <text:p>21,867080211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9.6586488847" calcext:value-type="float">
            <text:p>99,66</text:p>
          </table:table-cell>
          <table:table-cell table:style-name="ce3" table:formula="of:=100 - SUM([.A5:.B5])" office:value-type="float" office:value="0.3413511153" calcext:value-type="float">
            <text:p>0,34</text:p>
          </table:table-cell>
          <table:table-cell/>
          <table:table-cell table:style-name="ce4" table:formula="of:=[.E21]+[.H21]" office:value-type="float" office:value="12554" calcext:value-type="float">
            <text:p>12554</text:p>
          </table:table-cell>
          <table:table-cell table:formula="of:=12597-[.E5]" office:value-type="float" office:value="43" calcext:value-type="float">
            <text:p>43</text:p>
          </table:table-cell>
          <table:table-cell office:value-type="float" office:value="0.0130190849304" calcext:value-type="float">
            <text:p>0,0130190849</text:p>
          </table:table-cell>
          <table:table-cell office:value-type="float" office:value="21.8794949055" calcext:value-type="float">
            <text:p>21,8794949055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9.6983408748" calcext:value-type="float">
            <text:p>99,70</text:p>
          </table:table-cell>
          <table:table-cell table:style-name="ce3" table:formula="of:=100 - SUM([.A6:.B6])" office:value-type="float" office:value="0.301659125200004" calcext:value-type="float">
            <text:p>0,30</text:p>
          </table:table-cell>
          <table:table-cell/>
          <table:table-cell table:style-name="ce4" table:formula="of:=[.E22]+[.H22]" office:value-type="float" office:value="12559" calcext:value-type="float">
            <text:p>12559</text:p>
          </table:table-cell>
          <table:table-cell table:formula="of:=12597-[.E6]" office:value-type="float" office:value="38" calcext:value-type="float">
            <text:p>38</text:p>
          </table:table-cell>
          <table:table-cell office:value-type="float" office:value="0.0129280090332" calcext:value-type="float">
            <text:p>0,012928009</text:p>
          </table:table-cell>
          <table:table-cell office:value-type="float" office:value="21.8966989517" calcext:value-type="float">
            <text:p>21,8966989517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9.6348336906" calcext:value-type="float">
            <text:p>99,63</text:p>
          </table:table-cell>
          <table:table-cell table:style-name="ce3" table:formula="of:=100 - SUM([.A7:.B7])" office:value-type="float" office:value="0.365166309399996" calcext:value-type="float">
            <text:p>0,37</text:p>
          </table:table-cell>
          <table:table-cell/>
          <table:table-cell table:style-name="ce4" table:formula="of:=[.E23]+[.H23]" office:value-type="float" office:value="12551" calcext:value-type="float">
            <text:p>12551</text:p>
          </table:table-cell>
          <table:table-cell table:formula="of:=12597-[.E7]" office:value-type="float" office:value="46" calcext:value-type="float">
            <text:p>46</text:p>
          </table:table-cell>
          <table:table-cell office:value-type="float" office:value="0.0131268501282" calcext:value-type="float">
            <text:p>0,0131268501</text:p>
          </table:table-cell>
          <table:table-cell office:value-type="float" office:value="21.9370040894" calcext:value-type="float">
            <text:p>21,9370040894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9.6745256807" calcext:value-type="float">
            <text:p>99,67</text:p>
          </table:table-cell>
          <table:table-cell table:style-name="ce3" table:formula="of:=100 - SUM([.A8:.B8])" office:value-type="float" office:value="0.3254743193" calcext:value-type="float">
            <text:p>0,33</text:p>
          </table:table-cell>
          <table:table-cell/>
          <table:table-cell table:style-name="ce4" table:formula="of:=[.E24]+[.H24]" office:value-type="float" office:value="12556" calcext:value-type="float">
            <text:p>12556</text:p>
          </table:table-cell>
          <table:table-cell table:formula="of:=12597-[.E8]" office:value-type="float" office:value="41" calcext:value-type="float">
            <text:p>41</text:p>
          </table:table-cell>
          <table:table-cell office:value-type="float" office:value="0.0171298980713" calcext:value-type="float">
            <text:p>0,0171298981</text:p>
          </table:table-cell>
          <table:table-cell office:value-type="float" office:value="21.9765589237" calcext:value-type="float">
            <text:p>21,9765589237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9.6904270519" calcext:value-type="float">
            <text:p>99,69</text:p>
          </table:table-cell>
          <table:table-cell table:style-name="ce3" table:formula="of:=100 - SUM([.A9:.B9])" office:value-type="float" office:value="0.309572948099998" calcext:value-type="float">
            <text:p>0,31</text:p>
          </table:table-cell>
          <table:table-cell/>
          <table:table-cell table:style-name="ce4" table:formula="of:=[.E25]+[.H25]" office:value-type="float" office:value="12558" calcext:value-type="float">
            <text:p>12558</text:p>
          </table:table-cell>
          <table:table-cell table:formula="of:=12597-[.E9]" office:value-type="float" office:value="39" calcext:value-type="float">
            <text:p>39</text:p>
          </table:table-cell>
          <table:table-cell office:value-type="float" office:value="0.0131421089172" calcext:value-type="float">
            <text:p>0,0131421089</text:p>
          </table:table-cell>
          <table:table-cell office:value-type="float" office:value="21.9506430626" calcext:value-type="float">
            <text:p>21,950643062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9.6983648198" calcext:value-type="float">
            <text:p>99,70</text:p>
          </table:table-cell>
          <table:table-cell table:style-name="ce3" table:formula="of:=100 - SUM([.A10:.B10])" office:value-type="float" office:value="0.301635180199995" calcext:value-type="float">
            <text:p>0,30</text:p>
          </table:table-cell>
          <table:table-cell/>
          <table:table-cell table:style-name="ce4" table:formula="of:=[.E26]+[.H26]" office:value-type="float" office:value="12559" calcext:value-type="float">
            <text:p>12559</text:p>
          </table:table-cell>
          <table:table-cell table:formula="of:=12597-[.E10]" office:value-type="float" office:value="38" calcext:value-type="float">
            <text:p>38</text:p>
          </table:table-cell>
          <table:table-cell office:value-type="float" office:value="0.0131659507751" calcext:value-type="float">
            <text:p>0,0131659508</text:p>
          </table:table-cell>
          <table:table-cell office:value-type="float" office:value="21.925440073" calcext:value-type="float">
            <text:p>21,925440073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9.7221781235" calcext:value-type="float">
            <text:p>99,72</text:p>
          </table:table-cell>
          <table:table-cell table:style-name="ce3" table:formula="of:=100 - SUM([.A11:.B11])" office:value-type="float" office:value="0.277821876499999" calcext:value-type="float">
            <text:p>0,28</text:p>
          </table:table-cell>
          <table:table-cell/>
          <table:table-cell table:style-name="ce4" table:formula="of:=[.E27]+[.H27]" office:value-type="float" office:value="12562" calcext:value-type="float">
            <text:p>12562</text:p>
          </table:table-cell>
          <table:table-cell table:formula="of:=12597-[.E11]" office:value-type="float" office:value="35" calcext:value-type="float">
            <text:p>35</text:p>
          </table:table-cell>
          <table:table-cell office:value-type="float" office:value="0.0129420757294" calcext:value-type="float">
            <text:p>0,0129420757</text:p>
          </table:table-cell>
          <table:table-cell office:value-type="float" office:value="21.9269440174" calcext:value-type="float">
            <text:p>21,9269440174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834793229" calcext:value-type="float">
            <text:p>99,6983479323</text:p>
          </table:table-cell>
          <table:table-cell table:formula="of:=AVERAGE([.C2:.C11])" office:value-type="float" office:value="0.301652067709998" calcext:value-type="float">
            <text:p>0,3016520677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59" calcext:value-type="float">
            <text:p>12559</text:p>
          </table:table-cell>
          <table:table-cell table:formula="of:=AVERAGE([.F2:.F11])" office:value-type="float" office:value="38" calcext:value-type="float">
            <text:p>38</text:p>
          </table:table-cell>
          <table:table-cell table:formula="of:=SUM([.G2:.G11])/10" office:value-type="float" office:value="0.01353180408477" calcext:value-type="float">
            <text:p>0,0135318041</text:p>
          </table:table-cell>
          <table:table-cell table:formula="of:=SUM([.H2:.H11])/10" office:value-type="float" office:value="21.93899405002" calcext:value-type="float">
            <text:p>21,93899405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1" calcext:value-type="float">
            <text:p>5844,1</text:p>
          </table:table-cell>
          <table:table-cell table:formula="of:=AVERAGE([.G18:.G27])" office:value-type="float" office:value="18.6" calcext:value-type="float">
            <text:p>18,6</text:p>
          </table:table-cell>
          <table:table-cell/>
          <table:table-cell office:value-type="float" office:value="5779" calcext:value-type="float">
            <text:p>577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12597-SUM([.E18:.G18])" office:value-type="float" office:value="6783" calcext:value-type="float">
            <text:p>678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4" calcext:value-type="float">
            <text:p>19,4</text:p>
          </table:table-cell>
          <table:table-cell table:formula="of:=AVERAGE([.H18:.H27])" office:value-type="float" office:value="6714.9" calcext:value-type="float">
            <text:p>6714,9</text:p>
          </table:table-cell>
          <table:table-cell/>
          <table:table-cell office:value-type="float" office:value="5886" calcext:value-type="float">
            <text:p>588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12597-SUM([.E19:.G19])" office:value-type="float" office:value="6681" calcext:value-type="float">
            <text:p>6681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29" calcext:value-type="float">
            <text:p>582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12597-SUM([.E20:.G20])" office:value-type="float" office:value="6733" calcext:value-type="float">
            <text:p>6733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1" calcext:value-type="float">
            <text:p>5844,1</text:p>
          </table:table-cell>
          <table:table-cell table:number-columns-repeated="2"/>
          <table:table-cell office:value-type="float" office:value="5842" calcext:value-type="float">
            <text:p>584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12597-SUM([.E21:.G21])" office:value-type="float" office:value="6712" calcext:value-type="float">
            <text:p>671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.4" calcext:value-type="float">
            <text:p>19,4</text:p>
          </table:table-cell>
          <table:table-cell table:number-columns-repeated="2"/>
          <table:table-cell office:value-type="float" office:value="5813" calcext:value-type="float">
            <text:p>581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12597-SUM([.E22:.G22])" office:value-type="float" office:value="6746" calcext:value-type="float">
            <text:p>6746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6" calcext:value-type="float">
            <text:p>18,6</text:p>
          </table:table-cell>
          <table:table-cell table:number-columns-repeated="2"/>
          <table:table-cell office:value-type="float" office:value="5950" calcext:value-type="float">
            <text:p>5950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formula="of:=12597-SUM([.E23:.G23])" office:value-type="float" office:value="6601" calcext:value-type="float">
            <text:p>6601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9" calcext:value-type="float">
            <text:p>6714,9</text:p>
          </table:table-cell>
          <table:table-cell table:number-columns-repeated="2"/>
          <table:table-cell office:value-type="float" office:value="5932" calcext:value-type="float">
            <text:p>593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12597-SUM([.E24:.G24])" office:value-type="float" office:value="6624" calcext:value-type="float">
            <text:p>6624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06" calcext:value-type="float">
            <text:p>580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formula="of:=12597-SUM([.E25:.G25])" office:value-type="float" office:value="6752" calcext:value-type="float">
            <text:p>6752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7" calcext:value-type="float">
            <text:p>579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formula="of:=12597-SUM([.E26:.G26])" office:value-type="float" office:value="6762" calcext:value-type="float">
            <text:p>6762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07" calcext:value-type="float">
            <text:p>580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12597-SUM([.E27:.G27])" office:value-type="float" office:value="6755" calcext:value-type="float">
            <text:p>6755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83408748115" calcext:value-type="float">
            <text:p>0,9969834087</text:p>
          </table:table-cell>
          <table:table-cell table:number-columns-repeated="2"/>
          <table:table-cell table:formula="of:=SUM([.E18:.E27])/10" office:value-type="float" office:value="5844.1" calcext:value-type="float">
            <text:p>5844,1</text:p>
          </table:table-cell>
          <table:table-cell table:formula="of:=SUM([.F18:.F27])/10" office:value-type="float" office:value="19.4" calcext:value-type="float">
            <text:p>19,4</text:p>
          </table:table-cell>
          <table:table-cell table:formula="of:=SUM([.G18:.G27])/10" office:value-type="float" office:value="18.6" calcext:value-type="float">
            <text:p>18,6</text:p>
          </table:table-cell>
          <table:table-cell table:formula="of:=SUM([.H18:.H27])/10" office:value-type="float" office:value="6714.9" calcext:value-type="float">
            <text:p>6714,9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1659125188537" calcext:value-type="float">
            <text:p>0,00301659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827400344551" calcext:value-type="float">
            <text:p>0,99682740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119225457731" calcext:value-type="float">
            <text:p>0,997119225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7:47:49.312365425</meta:creation-date>
    <dc:date>2018-01-18T17:49:24.428108780</dc:date>
    <meta:editing-duration>PT1M36S</meta:editing-duration>
    <meta:editing-cycles>2</meta:editing-cycles>
    <meta:generator>LibreOffice/5.1.6.2$Linux_X86_64 LibreOffice_project/10m0$Build-2</meta:generator>
    <meta:document-statistic meta:table-count="1" meta:cell-count="167" meta:object-count="0"/>
  </office:meta>
</office:document-meta>
</file>